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cm" fo:min-width="4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11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cm" fo:min-width="0.95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1.4cm" svg:x="1.1cm" svg:y="5.1cm">
          <text:p text:style-name="P1"><text:span text:style-name="T1">Enters credential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8cm" svg:height="1.4cm" svg:x="6.8cm" svg:y="7cm">
          <text:p text:style-name="P1"><text:span text:style-name="T1">Sends TGT Request</text:span></text:p>
          <text:p text:style-name="P1"><text:span text:style-name="T1">To SERVICE_URL + /grape/setting/service_name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cm" svg:y1="0.8cm" svg:x2="6cm" svg:y2="19.8cm">
          <text:p/>
        </draw:line>
        <draw:line draw:style-name="gr3" draw:text-style-name="P2" draw:layer="layout" svg:x1="19cm" svg:y1="1cm" svg:x2="19cm" svg:y2="20cm">
          <text:p/>
        </draw:line>
        <draw:custom-shape draw:style-name="gr4" draw:text-style-name="P3" draw:layer="layout" svg:width="2.9cm" svg:height="2.7cm" svg:x="6.9cm" svg:y="11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2:21:14.130781436</meta:creation-date>
    <dc:date>2018-02-01T16:14:03.812692773</dc:date>
    <meta:editing-duration>PT3H32M29S</meta:editing-duration>
    <meta:editing-cycles>2</meta:editing-cycles>
    <meta:generator>LibreOffice/6.0.0.3$Linux_X86_64 LibreOffice_project/64a0f66915f38c6217de274f0aa8e15618924765</meta:generator>
    <meta:document-statistic meta:object-count="5"/>
  </office:meta>
</office:document-meta>
</file>